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7.579cm"/>
    </style:style>
    <style:style style:name="co5" style:family="table-column">
      <style:table-column-properties fo:break-before="auto" style:column-width="5.509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3.494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lumenstatisti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Jahr</text:p>
          </table:table-cell>
          <table:table-cell table:style-name="ce1" office:value-type="string" calcext:value-type="string">
            <text:p>Kanton</text:p>
          </table:table-cell>
          <table:table-cell table:style-name="ce1" office:value-type="string" calcext:value-type="string">
            <text:p>Wohnbevölkerung am 31.12.2013</text:p>
          </table:table-cell>
          <table:table-cell table:style-name="ce1" office:value-type="string" calcext:value-type="string">
            <text:p>Wirtschaftsart (NOGA 2008)</text:p>
          </table:table-cell>
          <table:table-cell table:style-name="ce1" office:value-type="string" calcext:value-type="string">
            <text:p>Grössenklasse</text:p>
          </table:table-cell>
          <table:table-cell table:style-name="ce1" office:value-type="string" calcext:value-type="string">
            <text:p>Arbeitsstätten</text:p>
          </table:table-cell>
          <table:table-cell table:style-name="ce1" office:value-type="string" calcext:value-type="string">
            <text:p>Beschäftigte</text:p>
          </table:table-cell>
          <table:table-cell table:style-name="ce1" office:value-type="string" calcext:value-type="string">
            <text:p>Beschäftigte / Wohnbevolkerung</text:p>
          </table:table-cell>
          <table:table-cell table:style-name="ce1" office:value-type="string" calcext:value-type="string">
            <text:p>Beschäftigte Männer</text:p>
          </table:table-cell>
          <table:table-cell table:style-name="ce1" office:value-type="string" calcext:value-type="string">
            <text:p>Beschäftigte Frauen</text:p>
          </table:table-cell>
          <table:table-cell table:style-name="ce1" office:value-type="string" calcext:value-type="string">
            <text:p>Vollzeitäquivalente</text:p>
          </table:table-cell>
          <table:table-cell table:style-name="ce1"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Zürich</text:p>
          </table:table-cell>
          <table:table-cell table:formula="of:=VLOOKUP([.B2];[Wohnbevolkerung.A$2:.B$27];2;0)" office:value-type="float" office:value="1425538" calcext:value-type="float">
            <text:p>14255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309" calcext:value-type="float">
            <text:p>309</text:p>
          </table:table-cell>
          <table:table-cell office:value-type="float" office:value="961" calcext:value-type="float">
            <text:p>961</text:p>
          </table:table-cell>
          <table:table-cell table:formula="of:=[.G2]/[.C2]" office:value-type="float" office:value="0.000674131450722464" calcext:value-type="float">
            <text:p>0.0006741315</text:p>
          </table:table-cell>
          <table:table-cell office:value-type="float" office:value="145" calcext:value-type="float">
            <text:p>145</text:p>
          </table:table-cell>
          <table:table-cell office:value-type="float" office:value="816" calcext:value-type="float">
            <text:p>816</text:p>
          </table:table-cell>
          <table:table-cell office:value-type="float" office:value="646.1" calcext:value-type="float">
            <text:p>646.1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Zürich</text:p>
          </table:table-cell>
          <table:table-cell table:formula="of:=VLOOKUP([.B3];[Wohnbevolkerung.A$2:.B$27];2;0)" office:value-type="float" office:value="1425538" calcext:value-type="float">
            <text:p>14255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table:formula="of:=[.G3]/[.C3]" office:value-type="float" office:value="0.000229387080526791" calcext:value-type="float">
            <text:p>0.0002293871</text:p>
          </table:table-cell>
          <table:table-cell office:value-type="float" office:value="116" calcext:value-type="float">
            <text:p>116</text:p>
          </table:table-cell>
          <table:table-cell office:value-type="float" office:value="211" calcext:value-type="float">
            <text:p>211</text:p>
          </table:table-cell>
          <table:table-cell office:value-type="float" office:value="274.2" calcext:value-type="float">
            <text:p>274.2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Zürich</text:p>
          </table:table-cell>
          <table:table-cell table:formula="of:=VLOOKUP([.B4];[Wohnbevolkerung.A$2:.B$27];2;0)" office:value-type="float" office:value="1425538" calcext:value-type="float">
            <text:p>14255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G4]/[.C4]" office:value-type="float" office:value="0.0000722534229182246" calcext:value-type="float">
            <text:p>7.22534229182246E-00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84.7" calcext:value-type="float">
            <text:p>84.7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Zürich</text:p>
          </table:table-cell>
          <table:table-cell table:formula="of:=VLOOKUP([.B5];[Wohnbevolkerung.A$2:.B$27];2;0)" office:value-type="float" office:value="1425538" calcext:value-type="float">
            <text:p>14255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]/[.C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ern / Berne</text:p>
          </table:table-cell>
          <table:table-cell table:formula="of:=VLOOKUP([.B6];[Wohnbevolkerung.A$2:.B$27];2;0)" office:value-type="float" office:value="1001281" calcext:value-type="float">
            <text:p>100128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281" calcext:value-type="float">
            <text:p>281</text:p>
          </table:table-cell>
          <table:table-cell office:value-type="float" office:value="866" calcext:value-type="float">
            <text:p>866</text:p>
          </table:table-cell>
          <table:table-cell table:formula="of:=[.G6]/[.C6]" office:value-type="float" office:value="0.000864892073254161" calcext:value-type="float">
            <text:p>0.0008648921</text:p>
          </table:table-cell>
          <table:table-cell office:value-type="float" office:value="105" calcext:value-type="float">
            <text:p>105</text:p>
          </table:table-cell>
          <table:table-cell office:value-type="float" office:value="761" calcext:value-type="float">
            <text:p>761</text:p>
          </table:table-cell>
          <table:table-cell office:value-type="float" office:value="546.3" calcext:value-type="float">
            <text:p>546.3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ern / Berne</text:p>
          </table:table-cell>
          <table:table-cell table:formula="of:=VLOOKUP([.B7];[Wohnbevolkerung.A$2:.B$27];2;0)" office:value-type="float" office:value="1001281" calcext:value-type="float">
            <text:p>100128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table:formula="of:=[.G7]/[.C7]" office:value-type="float" office:value="0.000183764597550538" calcext:value-type="float">
            <text:p>0.0001837646</text:p>
          </table:table-cell>
          <table:table-cell office:value-type="float" office:value="62" calcext:value-type="float">
            <text:p>62</text:p>
          </table:table-cell>
          <table:table-cell office:value-type="float" office:value="122" calcext:value-type="float">
            <text:p>122</text:p>
          </table:table-cell>
          <table:table-cell office:value-type="float" office:value="149.2" calcext:value-type="float">
            <text:p>149.2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ern / Berne</text:p>
          </table:table-cell>
          <table:table-cell table:formula="of:=VLOOKUP([.B8];[Wohnbevolkerung.A$2:.B$27];2;0)" office:value-type="float" office:value="1001281" calcext:value-type="float">
            <text:p>100128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]/[.C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ern / Berne</text:p>
          </table:table-cell>
          <table:table-cell table:formula="of:=VLOOKUP([.B9];[Wohnbevolkerung.A$2:.B$27];2;0)" office:value-type="float" office:value="1001281" calcext:value-type="float">
            <text:p>100128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]/[.C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uzern</text:p>
          </table:table-cell>
          <table:table-cell table:formula="of:=VLOOKUP([.B10];[Wohnbevolkerung.A$2:.B$27];2;0)" office:value-type="float" office:value="390349" calcext:value-type="float">
            <text:p>39034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97" calcext:value-type="float">
            <text:p>97</text:p>
          </table:table-cell>
          <table:table-cell office:value-type="float" office:value="371" calcext:value-type="float">
            <text:p>371</text:p>
          </table:table-cell>
          <table:table-cell table:formula="of:=[.G10]/[.C10]" office:value-type="float" office:value="0.000950431536906717" calcext:value-type="float">
            <text:p>0.0009504315</text:p>
          </table:table-cell>
          <table:table-cell office:value-type="float" office:value="52" calcext:value-type="float">
            <text:p>52</text:p>
          </table:table-cell>
          <table:table-cell office:value-type="float" office:value="319" calcext:value-type="float">
            <text:p>319</text:p>
          </table:table-cell>
          <table:table-cell office:value-type="float" office:value="245.6" calcext:value-type="float">
            <text:p>245.6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uzern</text:p>
          </table:table-cell>
          <table:table-cell table:formula="of:=VLOOKUP([.B11];[Wohnbevolkerung.A$2:.B$27];2;0)" office:value-type="float" office:value="390349" calcext:value-type="float">
            <text:p>39034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G11]/[.C11]" office:value-type="float" office:value="0.0000691688719581708" calcext:value-type="float">
            <text:p>6.91688719581708E-00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.8" calcext:value-type="float">
            <text:p>21.8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uzern</text:p>
          </table:table-cell>
          <table:table-cell table:formula="of:=VLOOKUP([.B12];[Wohnbevolkerung.A$2:.B$27];2;0)" office:value-type="float" office:value="390349" calcext:value-type="float">
            <text:p>39034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2]/[.C1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uzern</text:p>
          </table:table-cell>
          <table:table-cell table:formula="of:=VLOOKUP([.B13];[Wohnbevolkerung.A$2:.B$27];2;0)" office:value-type="float" office:value="390349" calcext:value-type="float">
            <text:p>39034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3]/[.C1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ri</text:p>
          </table:table-cell>
          <table:table-cell table:formula="of:=VLOOKUP([.B14];[Wohnbevolkerung.A$2:.B$27];2;0)" office:value-type="float" office:value="35865" calcext:value-type="float">
            <text:p>3586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G14]/[.C14]" office:value-type="float" office:value="0.000724940750034853" calcext:value-type="float">
            <text:p>0.000724940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ri</text:p>
          </table:table-cell>
          <table:table-cell table:formula="of:=VLOOKUP([.B15];[Wohnbevolkerung.A$2:.B$27];2;0)" office:value-type="float" office:value="35865" calcext:value-type="float">
            <text:p>3586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5]/[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ri</text:p>
          </table:table-cell>
          <table:table-cell table:formula="of:=VLOOKUP([.B16];[Wohnbevolkerung.A$2:.B$27];2;0)" office:value-type="float" office:value="35865" calcext:value-type="float">
            <text:p>3586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]/[.C1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ri</text:p>
          </table:table-cell>
          <table:table-cell table:formula="of:=VLOOKUP([.B17];[Wohnbevolkerung.A$2:.B$27];2;0)" office:value-type="float" office:value="35865" calcext:value-type="float">
            <text:p>3586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7]/[.C1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chwyz</text:p>
          </table:table-cell>
          <table:table-cell table:formula="of:=VLOOKUP([.B18];[Wohnbevolkerung.A$2:.B$27];2;0)" office:value-type="float" office:value="151396" calcext:value-type="float">
            <text:p>15139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46" calcext:value-type="float">
            <text:p>46</text:p>
          </table:table-cell>
          <table:table-cell office:value-type="float" office:value="148" calcext:value-type="float">
            <text:p>148</text:p>
          </table:table-cell>
          <table:table-cell table:formula="of:=[.G18]/[.C18]" office:value-type="float" office:value="0.000977568760072921" calcext:value-type="float">
            <text:p>0.0009775688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94.6" calcext:value-type="float">
            <text:p>94.6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chwyz</text:p>
          </table:table-cell>
          <table:table-cell table:formula="of:=VLOOKUP([.B19];[Wohnbevolkerung.A$2:.B$27];2;0)" office:value-type="float" office:value="151396" calcext:value-type="float">
            <text:p>15139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G19]/[.C19]" office:value-type="float" office:value="0.000191550635419694" calcext:value-type="float">
            <text:p>0.000191550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6.5" calcext:value-type="float">
            <text:p>26.5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chwyz</text:p>
          </table:table-cell>
          <table:table-cell table:formula="of:=VLOOKUP([.B20];[Wohnbevolkerung.A$2:.B$27];2;0)" office:value-type="float" office:value="151396" calcext:value-type="float">
            <text:p>15139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0]/[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chwyz</text:p>
          </table:table-cell>
          <table:table-cell table:formula="of:=VLOOKUP([.B21];[Wohnbevolkerung.A$2:.B$27];2;0)" office:value-type="float" office:value="151396" calcext:value-type="float">
            <text:p>15139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1]/[.C2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bwalden</text:p>
          </table:table-cell>
          <table:table-cell table:formula="of:=VLOOKUP([.B22];[Wohnbevolkerung.A$2:.B$27];2;0)" office:value-type="float" office:value="36507" calcext:value-type="float">
            <text:p>3650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[.G22]/[.C22]" office:value-type="float" office:value="0.000849152217382968" calcext:value-type="float">
            <text:p>0.000849152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8.4" calcext:value-type="float">
            <text:p>18.4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bwalden</text:p>
          </table:table-cell>
          <table:table-cell table:formula="of:=VLOOKUP([.B23];[Wohnbevolkerung.A$2:.B$27];2;0)" office:value-type="float" office:value="36507" calcext:value-type="float">
            <text:p>3650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3]/[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bwalden</text:p>
          </table:table-cell>
          <table:table-cell table:formula="of:=VLOOKUP([.B24];[Wohnbevolkerung.A$2:.B$27];2;0)" office:value-type="float" office:value="36507" calcext:value-type="float">
            <text:p>3650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4]/[.C2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bwalden</text:p>
          </table:table-cell>
          <table:table-cell table:formula="of:=VLOOKUP([.B25];[Wohnbevolkerung.A$2:.B$27];2;0)" office:value-type="float" office:value="36507" calcext:value-type="float">
            <text:p>3650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5]/[.C2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idwalden</text:p>
          </table:table-cell>
          <table:table-cell table:formula="of:=VLOOKUP([.B26];[Wohnbevolkerung.A$2:.B$27];2;0)" office:value-type="float" office:value="41888" calcext:value-type="float">
            <text:p>4188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[.G26]/[.C26]" office:value-type="float" office:value="0.00062070282658518" calcext:value-type="float">
            <text:p>0.000620702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6.7" calcext:value-type="float">
            <text:p>16.7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idwalden</text:p>
          </table:table-cell>
          <table:table-cell table:formula="of:=VLOOKUP([.B27];[Wohnbevolkerung.A$2:.B$27];2;0)" office:value-type="float" office:value="41888" calcext:value-type="float">
            <text:p>4188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7]/[.C2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idwalden</text:p>
          </table:table-cell>
          <table:table-cell table:formula="of:=VLOOKUP([.B28];[Wohnbevolkerung.A$2:.B$27];2;0)" office:value-type="float" office:value="41888" calcext:value-type="float">
            <text:p>4188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8]/[.C2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idwalden</text:p>
          </table:table-cell>
          <table:table-cell table:formula="of:=VLOOKUP([.B29];[Wohnbevolkerung.A$2:.B$27];2;0)" office:value-type="float" office:value="41888" calcext:value-type="float">
            <text:p>4188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9]/[.C2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larus</text:p>
          </table:table-cell>
          <table:table-cell table:formula="of:=VLOOKUP([.B30];[Wohnbevolkerung.A$2:.B$27];2;0)" office:value-type="float" office:value="39593" calcext:value-type="float">
            <text:p>3959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G30]/[.C30]" office:value-type="float" office:value="0.000353597858207259" calcext:value-type="float">
            <text:p>0.00035359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.1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larus</text:p>
          </table:table-cell>
          <table:table-cell table:formula="of:=VLOOKUP([.B31];[Wohnbevolkerung.A$2:.B$27];2;0)" office:value-type="float" office:value="39593" calcext:value-type="float">
            <text:p>3959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1]/[.C3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larus</text:p>
          </table:table-cell>
          <table:table-cell table:formula="of:=VLOOKUP([.B32];[Wohnbevolkerung.A$2:.B$27];2;0)" office:value-type="float" office:value="39593" calcext:value-type="float">
            <text:p>3959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2]/[.C3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larus</text:p>
          </table:table-cell>
          <table:table-cell table:formula="of:=VLOOKUP([.B33];[Wohnbevolkerung.A$2:.B$27];2;0)" office:value-type="float" office:value="39593" calcext:value-type="float">
            <text:p>3959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3]/[.C3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Zug</text:p>
          </table:table-cell>
          <table:table-cell table:formula="of:=VLOOKUP([.B34];[Wohnbevolkerung.A$2:.B$27];2;0)" office:value-type="float" office:value="118118" calcext:value-type="float">
            <text:p>11811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table:formula="of:=[.G34]/[.C34]" office:value-type="float" office:value="0.000948204338034847" calcext:value-type="float">
            <text:p>0.0009482043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72.2" calcext:value-type="float">
            <text:p>72.2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Zug</text:p>
          </table:table-cell>
          <table:table-cell table:formula="of:=VLOOKUP([.B35];[Wohnbevolkerung.A$2:.B$27];2;0)" office:value-type="float" office:value="118118" calcext:value-type="float">
            <text:p>11811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G35]/[.C35]" office:value-type="float" office:value="0.00011005943209333" calcext:value-type="float">
            <text:p>0.000110059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4" calcext:value-type="float">
            <text:p>10.4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Zug</text:p>
          </table:table-cell>
          <table:table-cell table:formula="of:=VLOOKUP([.B36];[Wohnbevolkerung.A$2:.B$27];2;0)" office:value-type="float" office:value="118118" calcext:value-type="float">
            <text:p>11811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6]/[.C3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Zug</text:p>
          </table:table-cell>
          <table:table-cell table:formula="of:=VLOOKUP([.B37];[Wohnbevolkerung.A$2:.B$27];2;0)" office:value-type="float" office:value="118118" calcext:value-type="float">
            <text:p>11811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7]/[.C3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ribourg / Freiburg</text:p>
          </table:table-cell>
          <table:table-cell table:formula="of:=VLOOKUP([.B38];[Wohnbevolkerung.A$2:.B$27];2;0)" office:value-type="float" office:value="297622" calcext:value-type="float">
            <text:p>29762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53" calcext:value-type="float">
            <text:p>53</text:p>
          </table:table-cell>
          <table:table-cell office:value-type="float" office:value="197" calcext:value-type="float">
            <text:p>197</text:p>
          </table:table-cell>
          <table:table-cell table:formula="of:=[.G38]/[.C38]" office:value-type="float" office:value="0.000661913433818737" calcext:value-type="float">
            <text:p>0.0006619134</text:p>
          </table:table-cell>
          <table:table-cell office:value-type="float" office:value="18" calcext:value-type="float">
            <text:p>18</text:p>
          </table:table-cell>
          <table:table-cell office:value-type="float" office:value="179" calcext:value-type="float">
            <text:p>179</text:p>
          </table:table-cell>
          <table:table-cell office:value-type="float" office:value="125.6" calcext:value-type="float">
            <text:p>125.6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ribourg / Freiburg</text:p>
          </table:table-cell>
          <table:table-cell table:formula="of:=VLOOKUP([.B39];[Wohnbevolkerung.A$2:.B$27];2;0)" office:value-type="float" office:value="297622" calcext:value-type="float">
            <text:p>29762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G39]/[.C39]" office:value-type="float" office:value="0.000167998333456532" calcext:value-type="float">
            <text:p>0.000167998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1.3" calcext:value-type="float">
            <text:p>41.3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ribourg / Freiburg</text:p>
          </table:table-cell>
          <table:table-cell table:formula="of:=VLOOKUP([.B40];[Wohnbevolkerung.A$2:.B$27];2;0)" office:value-type="float" office:value="297622" calcext:value-type="float">
            <text:p>29762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0]/[.C4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ribourg / Freiburg</text:p>
          </table:table-cell>
          <table:table-cell table:formula="of:=VLOOKUP([.B41];[Wohnbevolkerung.A$2:.B$27];2;0)" office:value-type="float" office:value="297622" calcext:value-type="float">
            <text:p>29762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1]/[.C4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lothurn</text:p>
          </table:table-cell>
          <table:table-cell table:formula="of:=VLOOKUP([.B42];[Wohnbevolkerung.A$2:.B$27];2;0)" office:value-type="float" office:value="261437" calcext:value-type="float">
            <text:p>26143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table:formula="of:=[.G42]/[.C42]" office:value-type="float" office:value="0.000765002658384238" calcext:value-type="float">
            <text:p>0.000765002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121.2" calcext:value-type="float">
            <text:p>121.2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lothurn</text:p>
          </table:table-cell>
          <table:table-cell table:formula="of:=VLOOKUP([.B43];[Wohnbevolkerung.A$2:.B$27];2;0)" office:value-type="float" office:value="261437" calcext:value-type="float">
            <text:p>26143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[.G43]/[.C43]" office:value-type="float" office:value="0.000210375731055665" calcext:value-type="float">
            <text:p>0.000210375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5.2" calcext:value-type="float">
            <text:p>45.2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lothurn</text:p>
          </table:table-cell>
          <table:table-cell table:formula="of:=VLOOKUP([.B44];[Wohnbevolkerung.A$2:.B$27];2;0)" office:value-type="float" office:value="261437" calcext:value-type="float">
            <text:p>26143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4]/[.C4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lothurn</text:p>
          </table:table-cell>
          <table:table-cell table:formula="of:=VLOOKUP([.B45];[Wohnbevolkerung.A$2:.B$27];2;0)" office:value-type="float" office:value="261437" calcext:value-type="float">
            <text:p>26143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5]/[.C4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sel-Stadt</text:p>
          </table:table-cell>
          <table:table-cell table:formula="of:=VLOOKUP([.B46];[Wohnbevolkerung.A$2:.B$27];2;0)" office:value-type="float" office:value="189335" calcext:value-type="float">
            <text:p>18933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table:formula="of:=[.G46]/[.C46]" office:value-type="float" office:value="0.000623233950405366" calcext:value-type="float">
            <text:p>0.000623234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84.1" calcext:value-type="float">
            <text:p>84.1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sel-Stadt</text:p>
          </table:table-cell>
          <table:table-cell table:formula="of:=VLOOKUP([.B47];[Wohnbevolkerung.A$2:.B$27];2;0)" office:value-type="float" office:value="189335" calcext:value-type="float">
            <text:p>18933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[.G47]/[.C47]" office:value-type="float" office:value="0.000195420814957615" calcext:value-type="float">
            <text:p>0.000195420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7.5" calcext:value-type="float">
            <text:p>27.5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sel-Stadt</text:p>
          </table:table-cell>
          <table:table-cell table:formula="of:=VLOOKUP([.B48];[Wohnbevolkerung.A$2:.B$27];2;0)" office:value-type="float" office:value="189335" calcext:value-type="float">
            <text:p>18933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8]/[.C4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sel-Stadt</text:p>
          </table:table-cell>
          <table:table-cell table:formula="of:=VLOOKUP([.B49];[Wohnbevolkerung.A$2:.B$27];2;0)" office:value-type="float" office:value="189335" calcext:value-type="float">
            <text:p>18933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9]/[.C4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sel-Landschaft</text:p>
          </table:table-cell>
          <table:table-cell table:formula="of:=VLOOKUP([.B50];[Wohnbevolkerung.A$2:.B$27];2;0)" office:value-type="float" office:value="278656" calcext:value-type="float">
            <text:p>27865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65" calcext:value-type="float">
            <text:p>65</text:p>
          </table:table-cell>
          <table:table-cell office:value-type="float" office:value="173" calcext:value-type="float">
            <text:p>173</text:p>
          </table:table-cell>
          <table:table-cell table:formula="of:=[.G50]/[.C50]" office:value-type="float" office:value="0.000620837161231052" calcext:value-type="float">
            <text:p>0.0006208372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office:value-type="float" office:value="106.3" calcext:value-type="float">
            <text:p>106.3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sel-Landschaft</text:p>
          </table:table-cell>
          <table:table-cell table:formula="of:=VLOOKUP([.B51];[Wohnbevolkerung.A$2:.B$27];2;0)" office:value-type="float" office:value="278656" calcext:value-type="float">
            <text:p>27865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formula="of:=[.G51]/[.C51]" office:value-type="float" office:value="0.000168666743224621" calcext:value-type="float">
            <text:p>0.000168666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7.2" calcext:value-type="float">
            <text:p>37.2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sel-Landschaft</text:p>
          </table:table-cell>
          <table:table-cell table:formula="of:=VLOOKUP([.B52];[Wohnbevolkerung.A$2:.B$27];2;0)" office:value-type="float" office:value="278656" calcext:value-type="float">
            <text:p>27865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2]/[.C5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sel-Landschaft</text:p>
          </table:table-cell>
          <table:table-cell table:formula="of:=VLOOKUP([.B53];[Wohnbevolkerung.A$2:.B$27];2;0)" office:value-type="float" office:value="278656" calcext:value-type="float">
            <text:p>27865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3]/[.C5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chaffhausen</text:p>
          </table:table-cell>
          <table:table-cell table:formula="of:=VLOOKUP([.B54];[Wohnbevolkerung.A$2:.B$27];2;0)" office:value-type="float" office:value="78783" calcext:value-type="float">
            <text:p>7878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G54]/[.C54]" office:value-type="float" office:value="0.000812357996014369" calcext:value-type="float">
            <text:p>0.000812358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4.4" calcext:value-type="float">
            <text:p>44.4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chaffhausen</text:p>
          </table:table-cell>
          <table:table-cell table:formula="of:=VLOOKUP([.B55];[Wohnbevolkerung.A$2:.B$27];2;0)" office:value-type="float" office:value="78783" calcext:value-type="float">
            <text:p>7878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5]/[.C5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chaffhausen</text:p>
          </table:table-cell>
          <table:table-cell table:formula="of:=VLOOKUP([.B56];[Wohnbevolkerung.A$2:.B$27];2;0)" office:value-type="float" office:value="78783" calcext:value-type="float">
            <text:p>7878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6]/[.C5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chaffhausen</text:p>
          </table:table-cell>
          <table:table-cell table:formula="of:=VLOOKUP([.B57];[Wohnbevolkerung.A$2:.B$27];2;0)" office:value-type="float" office:value="78783" calcext:value-type="float">
            <text:p>7878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7]/[.C5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ppenzell Ausserrhoden</text:p>
          </table:table-cell>
          <table:table-cell table:formula="of:=VLOOKUP([.B58];[Wohnbevolkerung.A$2:.B$27];2;0)" office:value-type="float" office:value="53691" calcext:value-type="float">
            <text:p>5369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formula="of:=[.G58]/[.C58]" office:value-type="float" office:value="0.000856754390866253" calcext:value-type="float">
            <text:p>0.000856754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9.4" calcext:value-type="float">
            <text:p>29.4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ppenzell Ausserrhoden</text:p>
          </table:table-cell>
          <table:table-cell table:formula="of:=VLOOKUP([.B59];[Wohnbevolkerung.A$2:.B$27];2;0)" office:value-type="float" office:value="53691" calcext:value-type="float">
            <text:p>5369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9]/[.C5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ppenzell Ausserrhoden</text:p>
          </table:table-cell>
          <table:table-cell table:formula="of:=VLOOKUP([.B60];[Wohnbevolkerung.A$2:.B$27];2;0)" office:value-type="float" office:value="53691" calcext:value-type="float">
            <text:p>5369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0]/[.C6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ppenzell Ausserrhoden</text:p>
          </table:table-cell>
          <table:table-cell table:formula="of:=VLOOKUP([.B61];[Wohnbevolkerung.A$2:.B$27];2;0)" office:value-type="float" office:value="53691" calcext:value-type="float">
            <text:p>5369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1]/[.C6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ppenzell Innerrhoden</text:p>
          </table:table-cell>
          <table:table-cell table:formula="of:=VLOOKUP([.B62];[Wohnbevolkerung.A$2:.B$27];2;0)" office:value-type="float" office:value="15778" calcext:value-type="float">
            <text:p>157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G62]/[.C62]" office:value-type="float" office:value="0.000887311446317658" calcext:value-type="float">
            <text:p>0.00088731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.1" calcext:value-type="float">
            <text:p>9.1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ppenzell Innerrhoden</text:p>
          </table:table-cell>
          <table:table-cell table:formula="of:=VLOOKUP([.B63];[Wohnbevolkerung.A$2:.B$27];2;0)" office:value-type="float" office:value="15778" calcext:value-type="float">
            <text:p>157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3]/[.C6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ppenzell Innerrhoden</text:p>
          </table:table-cell>
          <table:table-cell table:formula="of:=VLOOKUP([.B64];[Wohnbevolkerung.A$2:.B$27];2;0)" office:value-type="float" office:value="15778" calcext:value-type="float">
            <text:p>157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4]/[.C6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ppenzell Innerrhoden</text:p>
          </table:table-cell>
          <table:table-cell table:formula="of:=VLOOKUP([.B65];[Wohnbevolkerung.A$2:.B$27];2;0)" office:value-type="float" office:value="15778" calcext:value-type="float">
            <text:p>157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5]/[.C6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t. Gallen</text:p>
          </table:table-cell>
          <table:table-cell table:formula="of:=VLOOKUP([.B66];[Wohnbevolkerung.A$2:.B$27];2;0)" office:value-type="float" office:value="491699" calcext:value-type="float">
            <text:p>49169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124" calcext:value-type="float">
            <text:p>124</text:p>
          </table:table-cell>
          <table:table-cell office:value-type="float" office:value="340" calcext:value-type="float">
            <text:p>340</text:p>
          </table:table-cell>
          <table:table-cell table:formula="of:=[.G66]/[.C66]" office:value-type="float" office:value="0.000691479950132093" calcext:value-type="float">
            <text:p>0.00069148</text:p>
          </table:table-cell>
          <table:table-cell office:value-type="float" office:value="42" calcext:value-type="float">
            <text:p>42</text:p>
          </table:table-cell>
          <table:table-cell office:value-type="float" office:value="298" calcext:value-type="float">
            <text:p>298</text:p>
          </table:table-cell>
          <table:table-cell office:value-type="float" office:value="235.1" calcext:value-type="float">
            <text:p>235.1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t. Gallen</text:p>
          </table:table-cell>
          <table:table-cell table:formula="of:=VLOOKUP([.B67];[Wohnbevolkerung.A$2:.B$27];2;0)" office:value-type="float" office:value="491699" calcext:value-type="float">
            <text:p>49169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[.G67]/[.C67]" office:value-type="float" office:value="0.000122025873552722" calcext:value-type="float">
            <text:p>0.000122025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0.7" calcext:value-type="float">
            <text:p>50.7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t. Gallen</text:p>
          </table:table-cell>
          <table:table-cell table:formula="of:=VLOOKUP([.B68];[Wohnbevolkerung.A$2:.B$27];2;0)" office:value-type="float" office:value="491699" calcext:value-type="float">
            <text:p>49169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8]/[.C6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t. Gallen</text:p>
          </table:table-cell>
          <table:table-cell table:formula="of:=VLOOKUP([.B69];[Wohnbevolkerung.A$2:.B$27];2;0)" office:value-type="float" office:value="491699" calcext:value-type="float">
            <text:p>49169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9]/[.C6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raubünden / Grigioni / Grischun</text:p>
          </table:table-cell>
          <table:table-cell table:formula="of:=VLOOKUP([.B70];[Wohnbevolkerung.A$2:.B$27];2;0)" office:value-type="float" office:value="194959" calcext:value-type="float">
            <text:p>19495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table:formula="of:=[.G70]/[.C70]" office:value-type="float" office:value="0.000528316210074939" calcext:value-type="float">
            <text:p>0.000528316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66.3" calcext:value-type="float">
            <text:p>66.3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raubünden / Grigioni / Grischun</text:p>
          </table:table-cell>
          <table:table-cell table:formula="of:=VLOOKUP([.B71];[Wohnbevolkerung.A$2:.B$27];2;0)" office:value-type="float" office:value="194959" calcext:value-type="float">
            <text:p>19495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G71]/[.C71]" office:value-type="float" office:value="0.000200042060125462" calcext:value-type="float">
            <text:p>0.00020004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2.9" calcext:value-type="float">
            <text:p>32.9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raubünden / Grigioni / Grischun</text:p>
          </table:table-cell>
          <table:table-cell table:formula="of:=VLOOKUP([.B72];[Wohnbevolkerung.A$2:.B$27];2;0)" office:value-type="float" office:value="194959" calcext:value-type="float">
            <text:p>19495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2]/[.C7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raubünden / Grigioni / Grischun</text:p>
          </table:table-cell>
          <table:table-cell table:formula="of:=VLOOKUP([.B73];[Wohnbevolkerung.A$2:.B$27];2;0)" office:value-type="float" office:value="194959" calcext:value-type="float">
            <text:p>19495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3]/[.C7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argau</text:p>
          </table:table-cell>
          <table:table-cell table:formula="of:=VLOOKUP([.B74];[Wohnbevolkerung.A$2:.B$27];2;0)" office:value-type="float" office:value="636362" calcext:value-type="float">
            <text:p>63636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161" calcext:value-type="float">
            <text:p>161</text:p>
          </table:table-cell>
          <table:table-cell office:value-type="float" office:value="456" calcext:value-type="float">
            <text:p>456</text:p>
          </table:table-cell>
          <table:table-cell table:formula="of:=[.G74]/[.C74]" office:value-type="float" office:value="0.000716573271188412" calcext:value-type="float">
            <text:p>0.0007165733</text:p>
          </table:table-cell>
          <table:table-cell office:value-type="float" office:value="48" calcext:value-type="float">
            <text:p>48</text:p>
          </table:table-cell>
          <table:table-cell office:value-type="float" office:value="408" calcext:value-type="float">
            <text:p>408</text:p>
          </table:table-cell>
          <table:table-cell office:value-type="float" office:value="306.4" calcext:value-type="float">
            <text:p>306.4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argau</text:p>
          </table:table-cell>
          <table:table-cell table:formula="of:=VLOOKUP([.B75];[Wohnbevolkerung.A$2:.B$27];2;0)" office:value-type="float" office:value="636362" calcext:value-type="float">
            <text:p>63636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G75]/[.C75]" office:value-type="float" office:value="0.0000534287088166798" calcext:value-type="float">
            <text:p>5.34287088166798E-00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.1" calcext:value-type="float">
            <text:p>30.1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argau</text:p>
          </table:table-cell>
          <table:table-cell table:formula="of:=VLOOKUP([.B76];[Wohnbevolkerung.A$2:.B$27];2;0)" office:value-type="float" office:value="636362" calcext:value-type="float">
            <text:p>63636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formula="of:=[.G76]/[.C76]" office:value-type="float" office:value="0.000168143289511316" calcext:value-type="float">
            <text:p>0.000168143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00.3" calcext:value-type="float">
            <text:p>100.3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argau</text:p>
          </table:table-cell>
          <table:table-cell table:formula="of:=VLOOKUP([.B77];[Wohnbevolkerung.A$2:.B$27];2;0)" office:value-type="float" office:value="636362" calcext:value-type="float">
            <text:p>63636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7]/[.C7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hurgau</text:p>
          </table:table-cell>
          <table:table-cell table:formula="of:=VLOOKUP([.B78];[Wohnbevolkerung.A$2:.B$27];2;0)" office:value-type="float" office:value="260278" calcext:value-type="float">
            <text:p>2602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table:formula="of:=[.G78]/[.C78]" office:value-type="float" office:value="0.000791461437386179" calcext:value-type="float">
            <text:p>0.0007914614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128.3" calcext:value-type="float">
            <text:p>128.3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hurgau</text:p>
          </table:table-cell>
          <table:table-cell table:formula="of:=VLOOKUP([.B79];[Wohnbevolkerung.A$2:.B$27];2;0)" office:value-type="float" office:value="260278" calcext:value-type="float">
            <text:p>2602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G79]/[.C79]" office:value-type="float" office:value="0.0000768409162510854" calcext:value-type="float">
            <text:p>7.68409162510854E-00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.3" calcext:value-type="float">
            <text:p>15.3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hurgau</text:p>
          </table:table-cell>
          <table:table-cell table:formula="of:=VLOOKUP([.B80];[Wohnbevolkerung.A$2:.B$27];2;0)" office:value-type="float" office:value="260278" calcext:value-type="float">
            <text:p>2602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0]/[.C8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hurgau</text:p>
          </table:table-cell>
          <table:table-cell table:formula="of:=VLOOKUP([.B81];[Wohnbevolkerung.A$2:.B$27];2;0)" office:value-type="float" office:value="260278" calcext:value-type="float">
            <text:p>2602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1]/[.C8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icino</text:p>
          </table:table-cell>
          <table:table-cell table:formula="of:=VLOOKUP([.B82];[Wohnbevolkerung.A$2:.B$27];2;0)" office:value-type="float" office:value="346539" calcext:value-type="float">
            <text:p>34653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70" calcext:value-type="float">
            <text:p>70</text:p>
          </table:table-cell>
          <table:table-cell office:value-type="float" office:value="167" calcext:value-type="float">
            <text:p>167</text:p>
          </table:table-cell>
          <table:table-cell table:formula="of:=[.G82]/[.C82]" office:value-type="float" office:value="0.00048190824120806" calcext:value-type="float">
            <text:p>0.0004819082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float" office:value="120.6" calcext:value-type="float">
            <text:p>120.6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icino</text:p>
          </table:table-cell>
          <table:table-cell table:formula="of:=VLOOKUP([.B83];[Wohnbevolkerung.A$2:.B$27];2;0)" office:value-type="float" office:value="346539" calcext:value-type="float">
            <text:p>34653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3]/[.C8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icino</text:p>
          </table:table-cell>
          <table:table-cell table:formula="of:=VLOOKUP([.B84];[Wohnbevolkerung.A$2:.B$27];2;0)" office:value-type="float" office:value="346539" calcext:value-type="float">
            <text:p>34653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4]/[.C8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icino</text:p>
          </table:table-cell>
          <table:table-cell table:formula="of:=VLOOKUP([.B85];[Wohnbevolkerung.A$2:.B$27];2;0)" office:value-type="float" office:value="346539" calcext:value-type="float">
            <text:p>34653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5]/[.C8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Vaud</text:p>
          </table:table-cell>
          <table:table-cell table:formula="of:=VLOOKUP([.B86];[Wohnbevolkerung.A$2:.B$27];2;0)" office:value-type="float" office:value="749373" calcext:value-type="float">
            <text:p>74937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147" calcext:value-type="float">
            <text:p>147</text:p>
          </table:table-cell>
          <table:table-cell office:value-type="float" office:value="416" calcext:value-type="float">
            <text:p>416</text:p>
          </table:table-cell>
          <table:table-cell table:formula="of:=[.G86]/[.C86]" office:value-type="float" office:value="0.000555130755978665" calcext:value-type="float">
            <text:p>0.0005551308</text:p>
          </table:table-cell>
          <table:table-cell office:value-type="float" office:value="76" calcext:value-type="float">
            <text:p>76</text:p>
          </table:table-cell>
          <table:table-cell office:value-type="float" office:value="340" calcext:value-type="float">
            <text:p>340</text:p>
          </table:table-cell>
          <table:table-cell office:value-type="float" office:value="281.9" calcext:value-type="float">
            <text:p>281.9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Vaud</text:p>
          </table:table-cell>
          <table:table-cell table:formula="of:=VLOOKUP([.B87];[Wohnbevolkerung.A$2:.B$27];2;0)" office:value-type="float" office:value="749373" calcext:value-type="float">
            <text:p>74937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formula="of:=[.G87]/[.C87]" office:value-type="float" office:value="0.000142786035792589" calcext:value-type="float">
            <text:p>0.000142786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88.3" calcext:value-type="float">
            <text:p>88.3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Vaud</text:p>
          </table:table-cell>
          <table:table-cell table:formula="of:=VLOOKUP([.B88];[Wohnbevolkerung.A$2:.B$27];2;0)" office:value-type="float" office:value="749373" calcext:value-type="float">
            <text:p>74937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formula="of:=[.G88]/[.C88]" office:value-type="float" office:value="0.000257548643999717" calcext:value-type="float">
            <text:p>0.000257548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72.6" calcext:value-type="float">
            <text:p>172.6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Vaud</text:p>
          </table:table-cell>
          <table:table-cell table:formula="of:=VLOOKUP([.B89];[Wohnbevolkerung.A$2:.B$27];2;0)" office:value-type="float" office:value="749373" calcext:value-type="float">
            <text:p>74937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9]/[.C8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Valais / Wallis</text:p>
          </table:table-cell>
          <table:table-cell table:formula="of:=VLOOKUP([.B90];[Wohnbevolkerung.A$2:.B$27];2;0)" office:value-type="float" office:value="327011" calcext:value-type="float">
            <text:p>32701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table:formula="of:=[.G90]/[.C90]" office:value-type="float" office:value="0.000403656146123525" calcext:value-type="float">
            <text:p>0.0004036561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8.4" calcext:value-type="float">
            <text:p>78.4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Valais / Wallis</text:p>
          </table:table-cell>
          <table:table-cell table:formula="of:=VLOOKUP([.B91];[Wohnbevolkerung.A$2:.B$27];2;0)" office:value-type="float" office:value="327011" calcext:value-type="float">
            <text:p>32701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G91]/[.C91]" office:value-type="float" office:value="0.000183480066419784" calcext:value-type="float">
            <text:p>0.000183480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7.5" calcext:value-type="float">
            <text:p>57.5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Valais / Wallis</text:p>
          </table:table-cell>
          <table:table-cell table:formula="of:=VLOOKUP([.B92];[Wohnbevolkerung.A$2:.B$27];2;0)" office:value-type="float" office:value="327011" calcext:value-type="float">
            <text:p>32701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2]/[.C9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Valais / Wallis</text:p>
          </table:table-cell>
          <table:table-cell table:formula="of:=VLOOKUP([.B93];[Wohnbevolkerung.A$2:.B$27];2;0)" office:value-type="float" office:value="327011" calcext:value-type="float">
            <text:p>32701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3]/[.C9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euchâtel</text:p>
          </table:table-cell>
          <table:table-cell table:formula="of:=VLOOKUP([.B94];[Wohnbevolkerung.A$2:.B$27];2;0)" office:value-type="float" office:value="176402" calcext:value-type="float">
            <text:p>17640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table:formula="of:=[.G94]/[.C94]" office:value-type="float" office:value="0.000561218126778608" calcext:value-type="float">
            <text:p>0.0005612181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58.5" calcext:value-type="float">
            <text:p>58.5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euchâtel</text:p>
          </table:table-cell>
          <table:table-cell table:formula="of:=VLOOKUP([.B95];[Wohnbevolkerung.A$2:.B$27];2;0)" office:value-type="float" office:value="176402" calcext:value-type="float">
            <text:p>17640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G95]/[.C95]" office:value-type="float" office:value="0.000124715139284135" calcext:value-type="float">
            <text:p>0.000124715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5.2" calcext:value-type="float">
            <text:p>15.2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euchâtel</text:p>
          </table:table-cell>
          <table:table-cell table:formula="of:=VLOOKUP([.B96];[Wohnbevolkerung.A$2:.B$27];2;0)" office:value-type="float" office:value="176402" calcext:value-type="float">
            <text:p>17640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6]/[.C9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euchâtel</text:p>
          </table:table-cell>
          <table:table-cell table:formula="of:=VLOOKUP([.B97];[Wohnbevolkerung.A$2:.B$27];2;0)" office:value-type="float" office:value="176402" calcext:value-type="float">
            <text:p>17640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7]/[.C9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enève</text:p>
          </table:table-cell>
          <table:table-cell table:formula="of:=VLOOKUP([.B98];[Wohnbevolkerung.A$2:.B$27];2;0)" office:value-type="float" office:value="469433" calcext:value-type="float">
            <text:p>46943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table:formula="of:=[.G98]/[.C98]" office:value-type="float" office:value="0.000381311071015459" calcext:value-type="float">
            <text:p>0.0003813111</text:p>
          </table:table-cell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131.8" calcext:value-type="float">
            <text:p>131.8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enève</text:p>
          </table:table-cell>
          <table:table-cell table:formula="of:=VLOOKUP([.B99];[Wohnbevolkerung.A$2:.B$27];2;0)" office:value-type="float" office:value="469433" calcext:value-type="float">
            <text:p>46943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[.G99]/[.C99]" office:value-type="float" office:value="0.000155506749632003" calcext:value-type="float">
            <text:p>0.000155506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enève</text:p>
          </table:table-cell>
          <table:table-cell table:formula="of:=VLOOKUP([.B100];[Wohnbevolkerung.A$2:.B$27];2;0)" office:value-type="float" office:value="469433" calcext:value-type="float">
            <text:p>46943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00]/[.C10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enève</text:p>
          </table:table-cell>
          <table:table-cell table:formula="of:=VLOOKUP([.B101];[Wohnbevolkerung.A$2:.B$27];2;0)" office:value-type="float" office:value="469433" calcext:value-type="float">
            <text:p>46943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01]/[.C10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ra</text:p>
          </table:table-cell>
          <table:table-cell table:formula="of:=VLOOKUP([.B102];[Wohnbevolkerung.A$2:.B$27];2;0)" office:value-type="float" office:value="71738" calcext:value-type="float">
            <text:p>717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formula="of:=[.G102]/[.C102]" office:value-type="float" office:value="0.000613342998132092" calcext:value-type="float">
            <text:p>0.00061334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4.2" calcext:value-type="float">
            <text:p>24.2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ra</text:p>
          </table:table-cell>
          <table:table-cell table:formula="of:=VLOOKUP([.B103];[Wohnbevolkerung.A$2:.B$27];2;0)" office:value-type="float" office:value="71738" calcext:value-type="float">
            <text:p>717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03]/[.C10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ra</text:p>
          </table:table-cell>
          <table:table-cell table:formula="of:=VLOOKUP([.B104];[Wohnbevolkerung.A$2:.B$27];2;0)" office:value-type="float" office:value="71738" calcext:value-type="float">
            <text:p>717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04]/[.C10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ra</text:p>
          </table:table-cell>
          <table:table-cell table:formula="of:=VLOOKUP([.B105];[Wohnbevolkerung.A$2:.B$27];2;0)" office:value-type="float" office:value="71738" calcext:value-type="float">
            <text:p>717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05]/[.C10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Zürich</text:p>
          </table:table-cell>
          <table:table-cell table:formula="of:=VLOOKUP([.B106];[Wohnbevolkerung.A$2:.B$27];2;0)" office:value-type="float" office:value="1425538" calcext:value-type="float">
            <text:p>14255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304" calcext:value-type="float">
            <text:p>304</text:p>
          </table:table-cell>
          <table:table-cell office:value-type="float" office:value="992" calcext:value-type="float">
            <text:p>992</text:p>
          </table:table-cell>
          <table:table-cell table:formula="of:=[.G106]/[.C106]" office:value-type="float" office:value="0.000695877626552221" calcext:value-type="float">
            <text:p>0.0006958776</text:p>
          </table:table-cell>
          <table:table-cell office:value-type="float" office:value="146" calcext:value-type="float">
            <text:p>146</text:p>
          </table:table-cell>
          <table:table-cell office:value-type="float" office:value="846" calcext:value-type="float">
            <text:p>846</text:p>
          </table:table-cell>
          <table:table-cell office:value-type="float" office:value="650.2" calcext:value-type="float">
            <text:p>650.2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Zürich</text:p>
          </table:table-cell>
          <table:table-cell table:formula="of:=VLOOKUP([.B107];[Wohnbevolkerung.A$2:.B$27];2;0)" office:value-type="float" office:value="1425538" calcext:value-type="float">
            <text:p>14255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table:formula="of:=[.G107]/[.C107]" office:value-type="float" office:value="0.000249028787727861" calcext:value-type="float">
            <text:p>0.0002490288</text:p>
          </table:table-cell>
          <table:table-cell office:value-type="float" office:value="120" calcext:value-type="float">
            <text:p>120</text:p>
          </table:table-cell>
          <table:table-cell office:value-type="float" office:value="235" calcext:value-type="float">
            <text:p>235</text:p>
          </table:table-cell>
          <table:table-cell office:value-type="float" office:value="280.9" calcext:value-type="float">
            <text:p>280.9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Zürich</text:p>
          </table:table-cell>
          <table:table-cell table:formula="of:=VLOOKUP([.B108];[Wohnbevolkerung.A$2:.B$27];2;0)" office:value-type="float" office:value="1425538" calcext:value-type="float">
            <text:p>14255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formula="of:=[.G108]/[.C108]" office:value-type="float" office:value="0.0000729549124611199" calcext:value-type="float">
            <text:p>7.29549124611199E-00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5.4" calcext:value-type="float">
            <text:p>85.4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Zürich</text:p>
          </table:table-cell>
          <table:table-cell table:formula="of:=VLOOKUP([.B109];[Wohnbevolkerung.A$2:.B$27];2;0)" office:value-type="float" office:value="1425538" calcext:value-type="float">
            <text:p>14255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09]/[.C10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rn / Berne</text:p>
          </table:table-cell>
          <table:table-cell table:formula="of:=VLOOKUP([.B110];[Wohnbevolkerung.A$2:.B$27];2;0)" office:value-type="float" office:value="1001281" calcext:value-type="float">
            <text:p>100128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275" calcext:value-type="float">
            <text:p>275</text:p>
          </table:table-cell>
          <table:table-cell office:value-type="float" office:value="883" calcext:value-type="float">
            <text:p>883</text:p>
          </table:table-cell>
          <table:table-cell table:formula="of:=[.G110]/[.C110]" office:value-type="float" office:value="0.000881870324114809" calcext:value-type="float">
            <text:p>0.0008818703</text:p>
          </table:table-cell>
          <table:table-cell office:value-type="float" office:value="114" calcext:value-type="float">
            <text:p>114</text:p>
          </table:table-cell>
          <table:table-cell office:value-type="float" office:value="769" calcext:value-type="float">
            <text:p>769</text:p>
          </table:table-cell>
          <table:table-cell office:value-type="float" office:value="540.8" calcext:value-type="float">
            <text:p>540.8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rn / Berne</text:p>
          </table:table-cell>
          <table:table-cell table:formula="of:=VLOOKUP([.B111];[Wohnbevolkerung.A$2:.B$27];2;0)" office:value-type="float" office:value="1001281" calcext:value-type="float">
            <text:p>100128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table:formula="of:=[.G111]/[.C111]" office:value-type="float" office:value="0.000173777391161922" calcext:value-type="float">
            <text:p>0.0001737774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39.5" calcext:value-type="float">
            <text:p>139.5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rn / Berne</text:p>
          </table:table-cell>
          <table:table-cell table:formula="of:=VLOOKUP([.B112];[Wohnbevolkerung.A$2:.B$27];2;0)" office:value-type="float" office:value="1001281" calcext:value-type="float">
            <text:p>100128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12]/[.C11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rn / Berne</text:p>
          </table:table-cell>
          <table:table-cell table:formula="of:=VLOOKUP([.B113];[Wohnbevolkerung.A$2:.B$27];2;0)" office:value-type="float" office:value="1001281" calcext:value-type="float">
            <text:p>100128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13]/[.C11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uzern</text:p>
          </table:table-cell>
          <table:table-cell table:formula="of:=VLOOKUP([.B114];[Wohnbevolkerung.A$2:.B$27];2;0)" office:value-type="float" office:value="390349" calcext:value-type="float">
            <text:p>39034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89" calcext:value-type="float">
            <text:p>89</text:p>
          </table:table-cell>
          <table:table-cell office:value-type="float" office:value="334" calcext:value-type="float">
            <text:p>334</text:p>
          </table:table-cell>
          <table:table-cell table:formula="of:=[.G114]/[.C114]" office:value-type="float" office:value="0.000855644564223298" calcext:value-type="float">
            <text:p>0.0008556446</text:p>
          </table:table-cell>
          <table:table-cell office:value-type="float" office:value="43" calcext:value-type="float">
            <text:p>43</text:p>
          </table:table-cell>
          <table:table-cell office:value-type="float" office:value="291" calcext:value-type="float">
            <text:p>291</text:p>
          </table:table-cell>
          <table:table-cell office:value-type="float" office:value="216.4" calcext:value-type="float">
            <text:p>216.4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uzern</text:p>
          </table:table-cell>
          <table:table-cell table:formula="of:=VLOOKUP([.B115];[Wohnbevolkerung.A$2:.B$27];2;0)" office:value-type="float" office:value="390349" calcext:value-type="float">
            <text:p>39034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G115]/[.C115]" office:value-type="float" office:value="0.0000768543021757453" calcext:value-type="float">
            <text:p>7.68543021757453E-00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.7" calcext:value-type="float">
            <text:p>22.7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uzern</text:p>
          </table:table-cell>
          <table:table-cell table:formula="of:=VLOOKUP([.B116];[Wohnbevolkerung.A$2:.B$27];2;0)" office:value-type="float" office:value="390349" calcext:value-type="float">
            <text:p>39034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16]/[.C11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uzern</text:p>
          </table:table-cell>
          <table:table-cell table:formula="of:=VLOOKUP([.B117];[Wohnbevolkerung.A$2:.B$27];2;0)" office:value-type="float" office:value="390349" calcext:value-type="float">
            <text:p>39034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17]/[.C11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ri</text:p>
          </table:table-cell>
          <table:table-cell table:formula="of:=VLOOKUP([.B118];[Wohnbevolkerung.A$2:.B$27];2;0)" office:value-type="float" office:value="35865" calcext:value-type="float">
            <text:p>3586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G118]/[.C118]" office:value-type="float" office:value="0.000641293740415447" calcext:value-type="float">
            <text:p>0.000641293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.5" calcext:value-type="float">
            <text:p>10.5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ri</text:p>
          </table:table-cell>
          <table:table-cell table:formula="of:=VLOOKUP([.B119];[Wohnbevolkerung.A$2:.B$27];2;0)" office:value-type="float" office:value="35865" calcext:value-type="float">
            <text:p>3586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19]/[.C1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ri</text:p>
          </table:table-cell>
          <table:table-cell table:formula="of:=VLOOKUP([.B120];[Wohnbevolkerung.A$2:.B$27];2;0)" office:value-type="float" office:value="35865" calcext:value-type="float">
            <text:p>3586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20]/[.C1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ri</text:p>
          </table:table-cell>
          <table:table-cell table:formula="of:=VLOOKUP([.B121];[Wohnbevolkerung.A$2:.B$27];2;0)" office:value-type="float" office:value="35865" calcext:value-type="float">
            <text:p>3586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21]/[.C12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chwyz</text:p>
          </table:table-cell>
          <table:table-cell table:formula="of:=VLOOKUP([.B122];[Wohnbevolkerung.A$2:.B$27];2;0)" office:value-type="float" office:value="151396" calcext:value-type="float">
            <text:p>15139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  <table:table-cell table:formula="of:=[.G122]/[.C122]" office:value-type="float" office:value="0.0008917012338503" calcext:value-type="float">
            <text:p>0.0008917012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81.1" calcext:value-type="float">
            <text:p>81.1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chwyz</text:p>
          </table:table-cell>
          <table:table-cell table:formula="of:=VLOOKUP([.B123];[Wohnbevolkerung.A$2:.B$27];2;0)" office:value-type="float" office:value="151396" calcext:value-type="float">
            <text:p>15139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G123]/[.C123]" office:value-type="float" office:value="0.000165129858120426" calcext:value-type="float">
            <text:p>0.000165129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chwyz</text:p>
          </table:table-cell>
          <table:table-cell table:formula="of:=VLOOKUP([.B124];[Wohnbevolkerung.A$2:.B$27];2;0)" office:value-type="float" office:value="151396" calcext:value-type="float">
            <text:p>15139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24]/[.C12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chwyz</text:p>
          </table:table-cell>
          <table:table-cell table:formula="of:=VLOOKUP([.B125];[Wohnbevolkerung.A$2:.B$27];2;0)" office:value-type="float" office:value="151396" calcext:value-type="float">
            <text:p>15139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25]/[.C12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bwalden</text:p>
          </table:table-cell>
          <table:table-cell table:formula="of:=VLOOKUP([.B126];[Wohnbevolkerung.A$2:.B$27];2;0)" office:value-type="float" office:value="36507" calcext:value-type="float">
            <text:p>3650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G126]/[.C126]" office:value-type="float" office:value="0.000712192182321199" calcext:value-type="float">
            <text:p>0.000712192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.5" calcext:value-type="float">
            <text:p>15.5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bwalden</text:p>
          </table:table-cell>
          <table:table-cell table:formula="of:=VLOOKUP([.B127];[Wohnbevolkerung.A$2:.B$27];2;0)" office:value-type="float" office:value="36507" calcext:value-type="float">
            <text:p>3650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27]/[.C12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bwalden</text:p>
          </table:table-cell>
          <table:table-cell table:formula="of:=VLOOKUP([.B128];[Wohnbevolkerung.A$2:.B$27];2;0)" office:value-type="float" office:value="36507" calcext:value-type="float">
            <text:p>3650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28]/[.C12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bwalden</text:p>
          </table:table-cell>
          <table:table-cell table:formula="of:=VLOOKUP([.B129];[Wohnbevolkerung.A$2:.B$27];2;0)" office:value-type="float" office:value="36507" calcext:value-type="float">
            <text:p>3650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29]/[.C12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idwalden</text:p>
          </table:table-cell>
          <table:table-cell table:formula="of:=VLOOKUP([.B130];[Wohnbevolkerung.A$2:.B$27];2;0)" office:value-type="float" office:value="41888" calcext:value-type="float">
            <text:p>4188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G130]/[.C130]" office:value-type="float" office:value="0.000572956455309397" calcext:value-type="float">
            <text:p>0.000572956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.1" calcext:value-type="float">
            <text:p>16.1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idwalden</text:p>
          </table:table-cell>
          <table:table-cell table:formula="of:=VLOOKUP([.B131];[Wohnbevolkerung.A$2:.B$27];2;0)" office:value-type="float" office:value="41888" calcext:value-type="float">
            <text:p>4188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31]/[.C13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idwalden</text:p>
          </table:table-cell>
          <table:table-cell table:formula="of:=VLOOKUP([.B132];[Wohnbevolkerung.A$2:.B$27];2;0)" office:value-type="float" office:value="41888" calcext:value-type="float">
            <text:p>4188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32]/[.C13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idwalden</text:p>
          </table:table-cell>
          <table:table-cell table:formula="of:=VLOOKUP([.B133];[Wohnbevolkerung.A$2:.B$27];2;0)" office:value-type="float" office:value="41888" calcext:value-type="float">
            <text:p>4188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33]/[.C13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larus</text:p>
          </table:table-cell>
          <table:table-cell table:formula="of:=VLOOKUP([.B134];[Wohnbevolkerung.A$2:.B$27];2;0)" office:value-type="float" office:value="39593" calcext:value-type="float">
            <text:p>3959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G134]/[.C134]" office:value-type="float" office:value="0.000479882807566994" calcext:value-type="float">
            <text:p>0.00047988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larus</text:p>
          </table:table-cell>
          <table:table-cell table:formula="of:=VLOOKUP([.B135];[Wohnbevolkerung.A$2:.B$27];2;0)" office:value-type="float" office:value="39593" calcext:value-type="float">
            <text:p>3959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35]/[.C13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larus</text:p>
          </table:table-cell>
          <table:table-cell table:formula="of:=VLOOKUP([.B136];[Wohnbevolkerung.A$2:.B$27];2;0)" office:value-type="float" office:value="39593" calcext:value-type="float">
            <text:p>3959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36]/[.C13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larus</text:p>
          </table:table-cell>
          <table:table-cell table:formula="of:=VLOOKUP([.B137];[Wohnbevolkerung.A$2:.B$27];2;0)" office:value-type="float" office:value="39593" calcext:value-type="float">
            <text:p>3959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37]/[.C13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Zug</text:p>
          </table:table-cell>
          <table:table-cell table:formula="of:=VLOOKUP([.B138];[Wohnbevolkerung.A$2:.B$27];2;0)" office:value-type="float" office:value="118118" calcext:value-type="float">
            <text:p>11811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table:formula="of:=[.G138]/[.C138]" office:value-type="float" office:value="0.000973602668517923" calcext:value-type="float">
            <text:p>0.0009736027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73.4" calcext:value-type="float">
            <text:p>73.4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Zug</text:p>
          </table:table-cell>
          <table:table-cell table:formula="of:=VLOOKUP([.B139];[Wohnbevolkerung.A$2:.B$27];2;0)" office:value-type="float" office:value="118118" calcext:value-type="float">
            <text:p>11811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G139]/[.C139]" office:value-type="float" office:value="0.00011005943209333" calcext:value-type="float">
            <text:p>0.000110059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4" calcext:value-type="float">
            <text:p>10.4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Zug</text:p>
          </table:table-cell>
          <table:table-cell table:formula="of:=VLOOKUP([.B140];[Wohnbevolkerung.A$2:.B$27];2;0)" office:value-type="float" office:value="118118" calcext:value-type="float">
            <text:p>11811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40]/[.C14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Zug</text:p>
          </table:table-cell>
          <table:table-cell table:formula="of:=VLOOKUP([.B141];[Wohnbevolkerung.A$2:.B$27];2;0)" office:value-type="float" office:value="118118" calcext:value-type="float">
            <text:p>11811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41]/[.C14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ribourg / Freiburg</text:p>
          </table:table-cell>
          <table:table-cell table:formula="of:=VLOOKUP([.B142];[Wohnbevolkerung.A$2:.B$27];2;0)" office:value-type="float" office:value="297622" calcext:value-type="float">
            <text:p>29762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table:formula="of:=[.G142]/[.C142]" office:value-type="float" office:value="0.000688793167171782" calcext:value-type="float">
            <text:p>0.0006887932</text:p>
          </table:table-cell>
          <table:table-cell office:value-type="float" office:value="23" calcext:value-type="float">
            <text:p>23</text:p>
          </table:table-cell>
          <table:table-cell office:value-type="float" office:value="182" calcext:value-type="float">
            <text:p>182</text:p>
          </table:table-cell>
          <table:table-cell office:value-type="float" office:value="124.6" calcext:value-type="float">
            <text:p>124.6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ribourg / Freiburg</text:p>
          </table:table-cell>
          <table:table-cell table:formula="of:=VLOOKUP([.B143];[Wohnbevolkerung.A$2:.B$27];2;0)" office:value-type="float" office:value="297622" calcext:value-type="float">
            <text:p>29762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G143]/[.C143]" office:value-type="float" office:value="0.000178078233463924" calcext:value-type="float">
            <text:p>0.000178078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.7" calcext:value-type="float">
            <text:p>43.7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ribourg / Freiburg</text:p>
          </table:table-cell>
          <table:table-cell table:formula="of:=VLOOKUP([.B144];[Wohnbevolkerung.A$2:.B$27];2;0)" office:value-type="float" office:value="297622" calcext:value-type="float">
            <text:p>29762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44]/[.C14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ribourg / Freiburg</text:p>
          </table:table-cell>
          <table:table-cell table:formula="of:=VLOOKUP([.B145];[Wohnbevolkerung.A$2:.B$27];2;0)" office:value-type="float" office:value="297622" calcext:value-type="float">
            <text:p>29762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45]/[.C14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olothurn</text:p>
          </table:table-cell>
          <table:table-cell table:formula="of:=VLOOKUP([.B146];[Wohnbevolkerung.A$2:.B$27];2;0)" office:value-type="float" office:value="261437" calcext:value-type="float">
            <text:p>26143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62" calcext:value-type="float">
            <text:p>62</text:p>
          </table:table-cell>
          <table:table-cell office:value-type="float" office:value="189" calcext:value-type="float">
            <text:p>189</text:p>
          </table:table-cell>
          <table:table-cell table:formula="of:=[.G146]/[.C146]" office:value-type="float" office:value="0.000722927512173105" calcext:value-type="float">
            <text:p>0.0007229275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113.3" calcext:value-type="float">
            <text:p>113.3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olothurn</text:p>
          </table:table-cell>
          <table:table-cell table:formula="of:=VLOOKUP([.B147];[Wohnbevolkerung.A$2:.B$27];2;0)" office:value-type="float" office:value="261437" calcext:value-type="float">
            <text:p>26143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G147]/[.C147]" office:value-type="float" office:value="0.000191250664596059" calcext:value-type="float">
            <text:p>0.000191250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2.6" calcext:value-type="float">
            <text:p>42.6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olothurn</text:p>
          </table:table-cell>
          <table:table-cell table:formula="of:=VLOOKUP([.B148];[Wohnbevolkerung.A$2:.B$27];2;0)" office:value-type="float" office:value="261437" calcext:value-type="float">
            <text:p>26143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48]/[.C14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olothurn</text:p>
          </table:table-cell>
          <table:table-cell table:formula="of:=VLOOKUP([.B149];[Wohnbevolkerung.A$2:.B$27];2;0)" office:value-type="float" office:value="261437" calcext:value-type="float">
            <text:p>261437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49]/[.C14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asel-Stadt</text:p>
          </table:table-cell>
          <table:table-cell table:formula="of:=VLOOKUP([.B150];[Wohnbevolkerung.A$2:.B$27];2;0)" office:value-type="float" office:value="189335" calcext:value-type="float">
            <text:p>18933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table:formula="of:=[.G150]/[.C150]" office:value-type="float" office:value="0.000649642168642882" calcext:value-type="float">
            <text:p>0.0006496422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asel-Stadt</text:p>
          </table:table-cell>
          <table:table-cell table:formula="of:=VLOOKUP([.B151];[Wohnbevolkerung.A$2:.B$27];2;0)" office:value-type="float" office:value="189335" calcext:value-type="float">
            <text:p>18933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G151]/[.C151]" office:value-type="float" office:value="0.000116196160245068" calcext:value-type="float">
            <text:p>0.00011619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asel-Stadt</text:p>
          </table:table-cell>
          <table:table-cell table:formula="of:=VLOOKUP([.B152];[Wohnbevolkerung.A$2:.B$27];2;0)" office:value-type="float" office:value="189335" calcext:value-type="float">
            <text:p>18933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52]/[.C15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asel-Stadt</text:p>
          </table:table-cell>
          <table:table-cell table:formula="of:=VLOOKUP([.B153];[Wohnbevolkerung.A$2:.B$27];2;0)" office:value-type="float" office:value="189335" calcext:value-type="float">
            <text:p>189335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53]/[.C15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asel-Landschaft</text:p>
          </table:table-cell>
          <table:table-cell table:formula="of:=VLOOKUP([.B154];[Wohnbevolkerung.A$2:.B$27];2;0)" office:value-type="float" office:value="278656" calcext:value-type="float">
            <text:p>27865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table:formula="of:=[.G154]/[.C154]" office:value-type="float" office:value="0.000574184657785944" calcext:value-type="float">
            <text:p>0.0005741847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asel-Landschaft</text:p>
          </table:table-cell>
          <table:table-cell table:formula="of:=VLOOKUP([.B155];[Wohnbevolkerung.A$2:.B$27];2;0)" office:value-type="float" office:value="278656" calcext:value-type="float">
            <text:p>27865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[.G155]/[.C155]" office:value-type="float" office:value="0.000165078089113459" calcext:value-type="float">
            <text:p>0.000165078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.7" calcext:value-type="float">
            <text:p>35.7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asel-Landschaft</text:p>
          </table:table-cell>
          <table:table-cell table:formula="of:=VLOOKUP([.B156];[Wohnbevolkerung.A$2:.B$27];2;0)" office:value-type="float" office:value="278656" calcext:value-type="float">
            <text:p>27865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56]/[.C15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asel-Landschaft</text:p>
          </table:table-cell>
          <table:table-cell table:formula="of:=VLOOKUP([.B157];[Wohnbevolkerung.A$2:.B$27];2;0)" office:value-type="float" office:value="278656" calcext:value-type="float">
            <text:p>278656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57]/[.C15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chaffhausen</text:p>
          </table:table-cell>
          <table:table-cell table:formula="of:=VLOOKUP([.B158];[Wohnbevolkerung.A$2:.B$27];2;0)" office:value-type="float" office:value="78783" calcext:value-type="float">
            <text:p>7878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formula="of:=[.G158]/[.C158]" office:value-type="float" office:value="0.000812357996014369" calcext:value-type="float">
            <text:p>0.000812358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4.2" calcext:value-type="float">
            <text:p>44.2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chaffhausen</text:p>
          </table:table-cell>
          <table:table-cell table:formula="of:=VLOOKUP([.B159];[Wohnbevolkerung.A$2:.B$27];2;0)" office:value-type="float" office:value="78783" calcext:value-type="float">
            <text:p>7878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59]/[.C15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chaffhausen</text:p>
          </table:table-cell>
          <table:table-cell table:formula="of:=VLOOKUP([.B160];[Wohnbevolkerung.A$2:.B$27];2;0)" office:value-type="float" office:value="78783" calcext:value-type="float">
            <text:p>7878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0]/[.C16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chaffhausen</text:p>
          </table:table-cell>
          <table:table-cell table:formula="of:=VLOOKUP([.B161];[Wohnbevolkerung.A$2:.B$27];2;0)" office:value-type="float" office:value="78783" calcext:value-type="float">
            <text:p>7878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1]/[.C16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ppenzell Ausserrhoden</text:p>
          </table:table-cell>
          <table:table-cell table:formula="of:=VLOOKUP([.B162];[Wohnbevolkerung.A$2:.B$27];2;0)" office:value-type="float" office:value="53691" calcext:value-type="float">
            <text:p>5369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162]/[.C162]" office:value-type="float" office:value="0.000912629677227096" calcext:value-type="float">
            <text:p>0.000912629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1.7" calcext:value-type="float">
            <text:p>31.7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ppenzell Ausserrhoden</text:p>
          </table:table-cell>
          <table:table-cell table:formula="of:=VLOOKUP([.B163];[Wohnbevolkerung.A$2:.B$27];2;0)" office:value-type="float" office:value="53691" calcext:value-type="float">
            <text:p>5369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3]/[.C16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ppenzell Ausserrhoden</text:p>
          </table:table-cell>
          <table:table-cell table:formula="of:=VLOOKUP([.B164];[Wohnbevolkerung.A$2:.B$27];2;0)" office:value-type="float" office:value="53691" calcext:value-type="float">
            <text:p>5369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4]/[.C16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ppenzell Ausserrhoden</text:p>
          </table:table-cell>
          <table:table-cell table:formula="of:=VLOOKUP([.B165];[Wohnbevolkerung.A$2:.B$27];2;0)" office:value-type="float" office:value="53691" calcext:value-type="float">
            <text:p>5369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5]/[.C16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ppenzell Innerrhoden</text:p>
          </table:table-cell>
          <table:table-cell table:formula="of:=VLOOKUP([.B166];[Wohnbevolkerung.A$2:.B$27];2;0)" office:value-type="float" office:value="15778" calcext:value-type="float">
            <text:p>157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G166]/[.C166]" office:value-type="float" office:value="0.000887311446317658" calcext:value-type="float">
            <text:p>0.00088731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" calcext:value-type="float">
            <text:p>7.1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ppenzell Innerrhoden</text:p>
          </table:table-cell>
          <table:table-cell table:formula="of:=VLOOKUP([.B167];[Wohnbevolkerung.A$2:.B$27];2;0)" office:value-type="float" office:value="15778" calcext:value-type="float">
            <text:p>157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7]/[.C16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ppenzell Innerrhoden</text:p>
          </table:table-cell>
          <table:table-cell table:formula="of:=VLOOKUP([.B168];[Wohnbevolkerung.A$2:.B$27];2;0)" office:value-type="float" office:value="15778" calcext:value-type="float">
            <text:p>157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8]/[.C16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ppenzell Innerrhoden</text:p>
          </table:table-cell>
          <table:table-cell table:formula="of:=VLOOKUP([.B169];[Wohnbevolkerung.A$2:.B$27];2;0)" office:value-type="float" office:value="15778" calcext:value-type="float">
            <text:p>157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9]/[.C16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t. Gallen</text:p>
          </table:table-cell>
          <table:table-cell table:formula="of:=VLOOKUP([.B170];[Wohnbevolkerung.A$2:.B$27];2;0)" office:value-type="float" office:value="491699" calcext:value-type="float">
            <text:p>49169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128" calcext:value-type="float">
            <text:p>128</text:p>
          </table:table-cell>
          <table:table-cell office:value-type="float" office:value="335" calcext:value-type="float">
            <text:p>335</text:p>
          </table:table-cell>
          <table:table-cell table:formula="of:=[.G170]/[.C170]" office:value-type="float" office:value="0.000681311127336033" calcext:value-type="float">
            <text:p>0.0006813111</text:p>
          </table:table-cell>
          <table:table-cell office:value-type="float" office:value="47" calcext:value-type="float">
            <text:p>47</text:p>
          </table:table-cell>
          <table:table-cell office:value-type="float" office:value="288" calcext:value-type="float">
            <text:p>288</text:p>
          </table:table-cell>
          <table:table-cell office:value-type="float" office:value="225.7" calcext:value-type="float">
            <text:p>225.7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t. Gallen</text:p>
          </table:table-cell>
          <table:table-cell table:formula="of:=VLOOKUP([.B171];[Wohnbevolkerung.A$2:.B$27];2;0)" office:value-type="float" office:value="491699" calcext:value-type="float">
            <text:p>49169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[.G171]/[.C171]" office:value-type="float" office:value="0.000124059638111934" calcext:value-type="float">
            <text:p>0.000124059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51.3" calcext:value-type="float">
            <text:p>51.3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t. Gallen</text:p>
          </table:table-cell>
          <table:table-cell table:formula="of:=VLOOKUP([.B172];[Wohnbevolkerung.A$2:.B$27];2;0)" office:value-type="float" office:value="491699" calcext:value-type="float">
            <text:p>49169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72]/[.C17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t. Gallen</text:p>
          </table:table-cell>
          <table:table-cell table:formula="of:=VLOOKUP([.B173];[Wohnbevolkerung.A$2:.B$27];2;0)" office:value-type="float" office:value="491699" calcext:value-type="float">
            <text:p>49169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73]/[.C17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raubünden / Grigioni / Grischun</text:p>
          </table:table-cell>
          <table:table-cell table:formula="of:=VLOOKUP([.B174];[Wohnbevolkerung.A$2:.B$27];2;0)" office:value-type="float" office:value="194959" calcext:value-type="float">
            <text:p>19495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table:formula="of:=[.G174]/[.C174]" office:value-type="float" office:value="0.000594996896783426" calcext:value-type="float">
            <text:p>0.0005949969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75.5" calcext:value-type="float">
            <text:p>75.5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raubünden / Grigioni / Grischun</text:p>
          </table:table-cell>
          <table:table-cell table:formula="of:=VLOOKUP([.B175];[Wohnbevolkerung.A$2:.B$27];2;0)" office:value-type="float" office:value="194959" calcext:value-type="float">
            <text:p>19495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G175]/[.C175]" office:value-type="float" office:value="0.000200042060125462" calcext:value-type="float">
            <text:p>0.000200042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4.3" calcext:value-type="float">
            <text:p>34.3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raubünden / Grigioni / Grischun</text:p>
          </table:table-cell>
          <table:table-cell table:formula="of:=VLOOKUP([.B176];[Wohnbevolkerung.A$2:.B$27];2;0)" office:value-type="float" office:value="194959" calcext:value-type="float">
            <text:p>19495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76]/[.C17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raubünden / Grigioni / Grischun</text:p>
          </table:table-cell>
          <table:table-cell table:formula="of:=VLOOKUP([.B177];[Wohnbevolkerung.A$2:.B$27];2;0)" office:value-type="float" office:value="194959" calcext:value-type="float">
            <text:p>19495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77]/[.C17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argau</text:p>
          </table:table-cell>
          <table:table-cell table:formula="of:=VLOOKUP([.B178];[Wohnbevolkerung.A$2:.B$27];2;0)" office:value-type="float" office:value="636362" calcext:value-type="float">
            <text:p>63636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166" calcext:value-type="float">
            <text:p>166</text:p>
          </table:table-cell>
          <table:table-cell office:value-type="float" office:value="446" calcext:value-type="float">
            <text:p>446</text:p>
          </table:table-cell>
          <table:table-cell table:formula="of:=[.G178]/[.C178]" office:value-type="float" office:value="0.000700858945065859" calcext:value-type="float">
            <text:p>0.0007008589</text:p>
          </table:table-cell>
          <table:table-cell office:value-type="float" office:value="47" calcext:value-type="float">
            <text:p>47</text:p>
          </table:table-cell>
          <table:table-cell office:value-type="float" office:value="399" calcext:value-type="float">
            <text:p>399</text:p>
          </table:table-cell>
          <table:table-cell office:value-type="float" office:value="297.8" calcext:value-type="float">
            <text:p>297.8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argau</text:p>
          </table:table-cell>
          <table:table-cell table:formula="of:=VLOOKUP([.B179];[Wohnbevolkerung.A$2:.B$27];2;0)" office:value-type="float" office:value="636362" calcext:value-type="float">
            <text:p>63636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[.G179]/[.C179]" office:value-type="float" office:value="0.0000581430066534457" calcext:value-type="float">
            <text:p>0.00005814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2.7" calcext:value-type="float">
            <text:p>32.7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argau</text:p>
          </table:table-cell>
          <table:table-cell table:formula="of:=VLOOKUP([.B180];[Wohnbevolkerung.A$2:.B$27];2;0)" office:value-type="float" office:value="636362" calcext:value-type="float">
            <text:p>63636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formula="of:=[.G180]/[.C180]" office:value-type="float" office:value="0.000180714750409358" calcext:value-type="float">
            <text:p>0.000180714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5.2" calcext:value-type="float">
            <text:p>105.2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argau</text:p>
          </table:table-cell>
          <table:table-cell table:formula="of:=VLOOKUP([.B181];[Wohnbevolkerung.A$2:.B$27];2;0)" office:value-type="float" office:value="636362" calcext:value-type="float">
            <text:p>63636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81]/[.C18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hurgau</text:p>
          </table:table-cell>
          <table:table-cell table:formula="of:=VLOOKUP([.B182];[Wohnbevolkerung.A$2:.B$27];2;0)" office:value-type="float" office:value="260278" calcext:value-type="float">
            <text:p>2602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70" calcext:value-type="float">
            <text:p>70</text:p>
          </table:table-cell>
          <table:table-cell office:value-type="float" office:value="207" calcext:value-type="float">
            <text:p>207</text:p>
          </table:table-cell>
          <table:table-cell table:formula="of:=[.G182]/[.C182]" office:value-type="float" office:value="0.000795303483198734" calcext:value-type="float">
            <text:p>0.0007953035</text:p>
          </table:table-cell>
          <table:table-cell office:value-type="float" office:value="33" calcext:value-type="float">
            <text:p>33</text:p>
          </table:table-cell>
          <table:table-cell office:value-type="float" office:value="174" calcext:value-type="float">
            <text:p>174</text:p>
          </table:table-cell>
          <table:table-cell office:value-type="float" office:value="133.1" calcext:value-type="float">
            <text:p>133.1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hurgau</text:p>
          </table:table-cell>
          <table:table-cell table:formula="of:=VLOOKUP([.B183];[Wohnbevolkerung.A$2:.B$27];2;0)" office:value-type="float" office:value="260278" calcext:value-type="float">
            <text:p>2602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G183]/[.C183]" office:value-type="float" office:value="0.0000845250078761939" calcext:value-type="float">
            <text:p>0.0000845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hurgau</text:p>
          </table:table-cell>
          <table:table-cell table:formula="of:=VLOOKUP([.B184];[Wohnbevolkerung.A$2:.B$27];2;0)" office:value-type="float" office:value="260278" calcext:value-type="float">
            <text:p>2602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84]/[.C18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hurgau</text:p>
          </table:table-cell>
          <table:table-cell table:formula="of:=VLOOKUP([.B185];[Wohnbevolkerung.A$2:.B$27];2;0)" office:value-type="float" office:value="260278" calcext:value-type="float">
            <text:p>26027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85]/[.C18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icino</text:p>
          </table:table-cell>
          <table:table-cell table:formula="of:=VLOOKUP([.B186];[Wohnbevolkerung.A$2:.B$27];2;0)" office:value-type="float" office:value="346539" calcext:value-type="float">
            <text:p>34653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table:formula="of:=[.G186]/[.C186]" office:value-type="float" office:value="0.000479022563116994" calcext:value-type="float">
            <text:p>0.0004790226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  <table:table-cell office:value-type="float" office:value="118.4" calcext:value-type="float">
            <text:p>118.4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icino</text:p>
          </table:table-cell>
          <table:table-cell table:formula="of:=VLOOKUP([.B187];[Wohnbevolkerung.A$2:.B$27];2;0)" office:value-type="float" office:value="346539" calcext:value-type="float">
            <text:p>34653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87]/[.C18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icino</text:p>
          </table:table-cell>
          <table:table-cell table:formula="of:=VLOOKUP([.B188];[Wohnbevolkerung.A$2:.B$27];2;0)" office:value-type="float" office:value="346539" calcext:value-type="float">
            <text:p>34653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88]/[.C18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icino</text:p>
          </table:table-cell>
          <table:table-cell table:formula="of:=VLOOKUP([.B189];[Wohnbevolkerung.A$2:.B$27];2;0)" office:value-type="float" office:value="346539" calcext:value-type="float">
            <text:p>346539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89]/[.C18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Vaud</text:p>
          </table:table-cell>
          <table:table-cell table:formula="of:=VLOOKUP([.B190];[Wohnbevolkerung.A$2:.B$27];2;0)" office:value-type="float" office:value="749373" calcext:value-type="float">
            <text:p>74937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154" calcext:value-type="float">
            <text:p>154</text:p>
          </table:table-cell>
          <table:table-cell office:value-type="float" office:value="415" calcext:value-type="float">
            <text:p>415</text:p>
          </table:table-cell>
          <table:table-cell table:formula="of:=[.G190]/[.C190]" office:value-type="float" office:value="0.000553796307046024" calcext:value-type="float">
            <text:p>0.0005537963</text:p>
          </table:table-cell>
          <table:table-cell office:value-type="float" office:value="72" calcext:value-type="float">
            <text:p>72</text:p>
          </table:table-cell>
          <table:table-cell office:value-type="float" office:value="343" calcext:value-type="float">
            <text:p>343</text:p>
          </table:table-cell>
          <table:table-cell office:value-type="float" office:value="273.1" calcext:value-type="float">
            <text:p>273.1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Vaud</text:p>
          </table:table-cell>
          <table:table-cell table:formula="of:=VLOOKUP([.B191];[Wohnbevolkerung.A$2:.B$27];2;0)" office:value-type="float" office:value="749373" calcext:value-type="float">
            <text:p>74937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formula="of:=[.G191]/[.C191]" office:value-type="float" office:value="0.000170809463378051" calcext:value-type="float">
            <text:p>0.0001708095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Vaud</text:p>
          </table:table-cell>
          <table:table-cell table:formula="of:=VLOOKUP([.B192];[Wohnbevolkerung.A$2:.B$27];2;0)" office:value-type="float" office:value="749373" calcext:value-type="float">
            <text:p>74937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formula="of:=[.G192]/[.C192]" office:value-type="float" office:value="0.000242869705740666" calcext:value-type="float">
            <text:p>0.0002428697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163.2" calcext:value-type="float">
            <text:p>163.2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Vaud</text:p>
          </table:table-cell>
          <table:table-cell table:formula="of:=VLOOKUP([.B193];[Wohnbevolkerung.A$2:.B$27];2;0)" office:value-type="float" office:value="749373" calcext:value-type="float">
            <text:p>74937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93]/[.C19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Valais / Wallis</text:p>
          </table:table-cell>
          <table:table-cell table:formula="of:=VLOOKUP([.B194];[Wohnbevolkerung.A$2:.B$27];2;0)" office:value-type="float" office:value="327011" calcext:value-type="float">
            <text:p>32701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table:formula="of:=[.G194]/[.C194]" office:value-type="float" office:value="0.000409772148337518" calcext:value-type="float">
            <text:p>0.0004097721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79.3" calcext:value-type="float">
            <text:p>79.3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Valais / Wallis</text:p>
          </table:table-cell>
          <table:table-cell table:formula="of:=VLOOKUP([.B195];[Wohnbevolkerung.A$2:.B$27];2;0)" office:value-type="float" office:value="327011" calcext:value-type="float">
            <text:p>32701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[.G195]/[.C195]" office:value-type="float" office:value="0.000189596068633777" calcext:value-type="float">
            <text:p>0.000189596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9.3" calcext:value-type="float">
            <text:p>59.3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Valais / Wallis</text:p>
          </table:table-cell>
          <table:table-cell table:formula="of:=VLOOKUP([.B196];[Wohnbevolkerung.A$2:.B$27];2;0)" office:value-type="float" office:value="327011" calcext:value-type="float">
            <text:p>32701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96]/[.C19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Valais / Wallis</text:p>
          </table:table-cell>
          <table:table-cell table:formula="of:=VLOOKUP([.B197];[Wohnbevolkerung.A$2:.B$27];2;0)" office:value-type="float" office:value="327011" calcext:value-type="float">
            <text:p>327011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97]/[.C19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euchâtel</text:p>
          </table:table-cell>
          <table:table-cell table:formula="of:=VLOOKUP([.B198];[Wohnbevolkerung.A$2:.B$27];2;0)" office:value-type="float" office:value="176402" calcext:value-type="float">
            <text:p>17640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table:formula="of:=[.G198]/[.C198]" office:value-type="float" office:value="0.000538542646908765" calcext:value-type="float">
            <text:p>0.0005385426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56.1" calcext:value-type="float">
            <text:p>56.1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euchâtel</text:p>
          </table:table-cell>
          <table:table-cell table:formula="of:=VLOOKUP([.B199];[Wohnbevolkerung.A$2:.B$27];2;0)" office:value-type="float" office:value="176402" calcext:value-type="float">
            <text:p>17640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G199]/[.C199]" office:value-type="float" office:value="0.000113377399349214" calcext:value-type="float">
            <text:p>0.000113377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euchâtel</text:p>
          </table:table-cell>
          <table:table-cell table:formula="of:=VLOOKUP([.B200];[Wohnbevolkerung.A$2:.B$27];2;0)" office:value-type="float" office:value="176402" calcext:value-type="float">
            <text:p>17640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00]/[.C20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euchâtel</text:p>
          </table:table-cell>
          <table:table-cell table:formula="of:=VLOOKUP([.B201];[Wohnbevolkerung.A$2:.B$27];2;0)" office:value-type="float" office:value="176402" calcext:value-type="float">
            <text:p>176402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01]/[.C20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nève</text:p>
          </table:table-cell>
          <table:table-cell table:formula="of:=VLOOKUP([.B202];[Wohnbevolkerung.A$2:.B$27];2;0)" office:value-type="float" office:value="469433" calcext:value-type="float">
            <text:p>46943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77" calcext:value-type="float">
            <text:p>77</text:p>
          </table:table-cell>
          <table:table-cell office:value-type="float" office:value="203" calcext:value-type="float">
            <text:p>203</text:p>
          </table:table-cell>
          <table:table-cell table:formula="of:=[.G202]/[.C202]" office:value-type="float" office:value="0.000432436577743789" calcext:value-type="float">
            <text:p>0.0004324366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office:value-type="float" office:value="153.2" calcext:value-type="float">
            <text:p>153.2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nève</text:p>
          </table:table-cell>
          <table:table-cell table:formula="of:=VLOOKUP([.B203];[Wohnbevolkerung.A$2:.B$27];2;0)" office:value-type="float" office:value="469433" calcext:value-type="float">
            <text:p>46943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formula="of:=[.G203]/[.C203]" office:value-type="float" office:value="0.000153376520184989" calcext:value-type="float">
            <text:p>0.0001533765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65.1" calcext:value-type="float">
            <text:p>65.1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nève</text:p>
          </table:table-cell>
          <table:table-cell table:formula="of:=VLOOKUP([.B204];[Wohnbevolkerung.A$2:.B$27];2;0)" office:value-type="float" office:value="469433" calcext:value-type="float">
            <text:p>46943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04]/[.C20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nève</text:p>
          </table:table-cell>
          <table:table-cell table:formula="of:=VLOOKUP([.B205];[Wohnbevolkerung.A$2:.B$27];2;0)" office:value-type="float" office:value="469433" calcext:value-type="float">
            <text:p>469433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05]/[.C20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ra</text:p>
          </table:table-cell>
          <table:table-cell table:formula="of:=VLOOKUP([.B206];[Wohnbevolkerung.A$2:.B$27];2;0)" office:value-type="float" office:value="71738" calcext:value-type="float">
            <text:p>717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0 bis &lt;10 Vollzeitäquivalente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formula="of:=[.G206]/[.C206]" office:value-type="float" office:value="0.000613342998132092" calcext:value-type="float">
            <text:p>0.00061334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2.8" calcext:value-type="float">
            <text:p>22.8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ra</text:p>
          </table:table-cell>
          <table:table-cell table:formula="of:=VLOOKUP([.B207];[Wohnbevolkerung.A$2:.B$27];2;0)" office:value-type="float" office:value="71738" calcext:value-type="float">
            <text:p>717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10 bis &lt;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07]/[.C20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ra</text:p>
          </table:table-cell>
          <table:table-cell table:formula="of:=VLOOKUP([.B208];[Wohnbevolkerung.A$2:.B$27];2;0)" office:value-type="float" office:value="71738" calcext:value-type="float">
            <text:p>717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50 bis &lt;250 Vollzeitäquivale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08]/[.C20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ra</text:p>
          </table:table-cell>
          <table:table-cell table:formula="of:=VLOOKUP([.B209];[Wohnbevolkerung.A$2:.B$27];2;0)" office:value-type="float" office:value="71738" calcext:value-type="float">
            <text:p>71738</text:p>
          </table:table-cell>
          <table:table-cell office:value-type="string" calcext:value-type="string">
            <text:p>477602 Detailhandel mit Blumen und Pflanzen</text:p>
          </table:table-cell>
          <table:table-cell office:value-type="string" calcext:value-type="string">
            <text:p>250 Vollzeitäquivalente und meh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09]/[.C20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</table:table>
      <table:table table:name="Wohnbevolkerung" table:style-name="ta1">
        <table:table-column table:style-name="co12" table:default-cell-style-name="Default"/>
        <table:table-column table:style-name="co11" table:number-columns-repeated="1023" table:default-cell-style-name="Default"/>
        <table:table-row table:style-name="ro1">
          <table:table-cell table:style-name="ce1" office:value-type="string" calcext:value-type="string">
            <text:p>Kanton</text:p>
          </table:table-cell>
          <table:table-cell table:style-name="ce1" office:value-type="string" calcext:value-type="string">
            <text:p>Wohnbevölkerung am 31.12.2013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argau</text:p>
          </table:table-cell>
          <table:table-cell office:value-type="float" office:value="636362" calcext:value-type="float">
            <text:p>6363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enzell Ausserrhoden</text:p>
          </table:table-cell>
          <table:table-cell office:value-type="float" office:value="53691" calcext:value-type="float">
            <text:p>536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enzell Innerrhoden</text:p>
          </table:table-cell>
          <table:table-cell office:value-type="float" office:value="15778" calcext:value-type="float">
            <text:p>157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l-Landschaft</text:p>
          </table:table-cell>
          <table:table-cell office:value-type="float" office:value="278656" calcext:value-type="float">
            <text:p>2786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l-Stadt</text:p>
          </table:table-cell>
          <table:table-cell office:value-type="float" office:value="189335" calcext:value-type="float">
            <text:p>1893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n / Berne</text:p>
          </table:table-cell>
          <table:table-cell office:value-type="float" office:value="1001281" calcext:value-type="float">
            <text:p>10012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bourg / Freiburg</text:p>
          </table:table-cell>
          <table:table-cell office:value-type="float" office:value="297622" calcext:value-type="float">
            <text:p>2976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ève</text:p>
          </table:table-cell>
          <table:table-cell office:value-type="float" office:value="469433" calcext:value-type="float">
            <text:p>4694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rus</text:p>
          </table:table-cell>
          <table:table-cell office:value-type="float" office:value="39593" calcext:value-type="float">
            <text:p>395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ubünden / Grigioni / Grischun</text:p>
          </table:table-cell>
          <table:table-cell office:value-type="float" office:value="194959" calcext:value-type="float">
            <text:p>1949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ra</text:p>
          </table:table-cell>
          <table:table-cell office:value-type="float" office:value="71738" calcext:value-type="float">
            <text:p>717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zern</text:p>
          </table:table-cell>
          <table:table-cell office:value-type="float" office:value="390349" calcext:value-type="float">
            <text:p>3903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châtel</text:p>
          </table:table-cell>
          <table:table-cell office:value-type="float" office:value="176402" calcext:value-type="float">
            <text:p>1764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dwalden</text:p>
          </table:table-cell>
          <table:table-cell office:value-type="float" office:value="41888" calcext:value-type="float">
            <text:p>418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walden</text:p>
          </table:table-cell>
          <table:table-cell office:value-type="float" office:value="36507" calcext:value-type="float">
            <text:p>365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affhausen</text:p>
          </table:table-cell>
          <table:table-cell office:value-type="float" office:value="78783" calcext:value-type="float">
            <text:p>787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wyz</text:p>
          </table:table-cell>
          <table:table-cell office:value-type="float" office:value="151396" calcext:value-type="float">
            <text:p>151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61437" calcext:value-type="float">
            <text:p>2614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. Gallen</text:p>
          </table:table-cell>
          <table:table-cell office:value-type="float" office:value="491699" calcext:value-type="float">
            <text:p>4916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ino</text:p>
          </table:table-cell>
          <table:table-cell office:value-type="float" office:value="346539" calcext:value-type="float">
            <text:p>3465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rgau</text:p>
          </table:table-cell>
          <table:table-cell office:value-type="float" office:value="260278" calcext:value-type="float">
            <text:p>2602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i</text:p>
          </table:table-cell>
          <table:table-cell office:value-type="float" office:value="35865" calcext:value-type="float">
            <text:p>358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ud</text:p>
          </table:table-cell>
          <table:table-cell office:value-type="float" office:value="749373" calcext:value-type="float">
            <text:p>7493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ais / Wallis</text:p>
          </table:table-cell>
          <table:table-cell office:value-type="float" office:value="327011" calcext:value-type="float">
            <text:p>327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g</text:p>
          </table:table-cell>
          <table:table-cell office:value-type="float" office:value="118118" calcext:value-type="float">
            <text:p>1181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ürich</text:p>
          </table:table-cell>
          <table:table-cell office:value-type="float" office:value="1425538" calcext:value-type="float">
            <text:p>1425538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1" table:target-range-address="Wohnbevolkerung.A2:Wohnbevolkerung.B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text>Fr. </number:text>
      <number:number number:decimal-places="0" number:min-integer-digits="1" number:grouping="true"/>
    </number:number-style>
    <number:number-style style:name="N111">
      <number:text>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Fr. </number:text>
      <number:number number:decimal-places="0" number:min-integer-digits="1" number:grouping="true"/>
    </number:number-style>
    <number:number-style style:name="N112">
      <style:text-properties fo:color="#ff0000"/>
      <number:text>Fr.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Fr. </number:text>
      <number:number number:decimal-places="2" number:min-integer-digits="1" number:grouping="true"/>
    </number:number-style>
    <number:number-style style:name="N114">
      <style:text-properties fo:color="#ff0000"/>
      <number:text>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Fr. </number:text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 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Fr. </number:text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Fr. </number:text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 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P0" style:volatile="true">
      <number:text>SFr. </number:text>
      <number:number number:decimal-places="0" number:min-integer-digits="1" number:grouping="true"/>
    </number:number-style>
    <number:number-style style:name="N127">
      <number:text>SFr. 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SFr. </number:text>
      <number:number number:decimal-places="0" number:min-integer-digits="1" number:grouping="true"/>
    </number:number-style>
    <number:number-style style:name="N128">
      <style:text-properties fo:color="#ff0000"/>
      <number:text>SFr. 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SFr. </number:text>
      <number:number number:decimal-places="2" number:min-integer-digits="1" number:grouping="true"/>
    </number:number-style>
    <number:number-style style:name="N129">
      <number:text>SFr. 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SFr. </number:text>
      <number:number number:decimal-places="2" number:min-integer-digits="1" number:grouping="true"/>
    </number:number-style>
    <number:number-style style:name="N130">
      <style:text-properties fo:color="#ff0000"/>
      <number:text>SFr. 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SFr.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/>
    </number:number-style>
    <number:number-style style:name="N133P1" style:volatile="true">
      <number:text/>
    </number:number-style>
    <number:number-style style:name="N133P2" style:volatile="true">
      <number:text/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34P1" style:volatile="true">
      <number:text>- 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34P2" style:volatile="true">
      <number:text>-  </number:text>
    </number:number-style>
    <number:text-style style:name="N134">
      <number:text>... 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1" number:min-integer-digits="1">
        <number:embedded-text number:position="3"> </number:embedded-text>
      </number:number>
      <number:text>  </number:text>
    </number:number-style>
    <number:number-style style:name="N135P1" style:volatile="true">
      <number:text>- </number:text>
      <number:number number:decimal-places="1" number:min-integer-digits="1">
        <number:embedded-text number:position="3"> </number:embedded-text>
      </number:number>
      <number:text>  </number:text>
    </number:number-style>
    <number:number-style style:name="N135P2" style:volatile="true">
      <number:text>-  </number:text>
    </number:number-style>
    <number:text-style style:name="N135">
      <number:text>... 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 </number:text>
    </number:number-style>
    <number:number-style style:name="N136P1" style:volatile="true">
      <number:text>-</number:text>
      <number:number number:decimal-places="0" number:min-integer-digits="1" number:grouping="true"/>
      <number:text>  </number:text>
    </number:number-style>
    <number:number-style style:name="N136P2" style:volatile="true">
      <number:text>-  </number:text>
    </number:number-style>
    <number:text-style style:name="N136">
      <number:text-content/>
      <number:text>  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/>
    </number:number-style>
    <number:number-style style:name="N137P1" style:volatile="true">
      <number:text/>
    </number:number-style>
    <number:number-style style:name="N137P2" style:volatile="true">
      <number:text/>
    </number:number-style>
    <number:text-style style:name="N137">
      <number:text>   </number:text>
      <number:text-conten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 </number:text>
    </number:number-style>
    <number:number-style style:name="N138P1" style:volatile="true">
      <number:text>-</number:text>
      <number:number number:decimal-places="0" number:min-integer-digits="1" number:grouping="true"/>
      <number:text>  </number:text>
    </number:number-style>
    <number:number-style style:name="N138P2" style:volatile="true">
      <number:number number:decimal-places="0" number:min-integer-digits="1"/>
      <number:text>  </number:text>
    </number:number-style>
    <number:text-style style:name="N138">
      <number:text-content/>
      <number:text>  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1" number:min-integer-digits="1" number:grouping="true"/>
      <number:text>  </number:text>
    </number:number-style>
    <number:number-style style:name="N139P1" style:volatile="true">
      <number:text>-</number:text>
      <number:number number:decimal-places="1" number:min-integer-digits="1" number:grouping="true"/>
      <number:text>  </number:text>
    </number:number-style>
    <number:number-style style:name="N139P2" style:volatile="true">
      <number:text>-  </number:text>
    </number:number-style>
    <number:text-style style:name="N139">
      <number:text-content/>
      <number:text>  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integer-digits="1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6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46P2" style:volatile="true">
      <loext:fill-character> </loext:fill-character>
      <number:text>-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fr" number:country="CH">
      <number:month number:textual="true"/>
      <number:text>.</number:text>
      <number:year/>
    </number:date-style>
    <number:time-style style:name="N10108" number:language="fr" number:country="CH">
      <number:hours/>
      <number:text>:</number:text>
      <number:minutes number:style="long"/>
      <number:text> </number:text>
      <number:am-pm/>
    </number:time-style>
    <number:time-style style:name="N1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CH">
      <number:text>SFr. </number:text>
      <number:number number:decimal-places="0" number:min-integer-digits="1" number:grouping="true"/>
    </number:number-style>
    <number:number-style style:name="N10111" number:language="fr" number:country="CH">
      <number:text>SFr.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fr" number:country="CH">
      <number:text>SFr. </number:text>
      <number:number number:decimal-places="0" number:min-integer-digits="1" number:grouping="true"/>
    </number:number-style>
    <number:number-style style:name="N10112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2" number:min-integer-digits="1" number:grouping="true"/>
    </number:number-style>
    <number:number-style style:name="N10113" number:language="fr" number:country="CH">
      <number:text>SFr. 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fr" number:country="CH">
      <number:text>SFr. </number:text>
      <number:number number:decimal-places="2" number:min-integer-digits="1" number:grouping="true"/>
    </number:number-style>
    <number:number-style style:name="N10114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2" meta:cell-count="2353" meta:object-count="0"/>
  </office:meta>
</office:document-meta>
</file>